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Tabell1" style:family="table">
      <style:table-properties style:width="9.102cm" table:align="left"/>
    </style:style>
    <style:style style:name="Tabell1.A" style:family="table-column">
      <style:table-column-properties style:column-width="4.463cm"/>
    </style:style>
    <style:style style:name="Tabell1.B" style:family="table-column">
      <style:table-column-properties style:column-width="4.639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 case: ShowRules</text:h>
      <text:p text:style-name="P1"/>
      <text:p text:style-name="Text_20_body">Short description: How a user sees the rules.</text:p>
      <text:p text:style-name="Text_20_body">Priority (low)</text:p>
      <text:p text:style-name="Text_20_body">Extends or Includes (none)</text:p>
      <text:p text:style-name="Text_20_body">Participating actors: Any player that wants to see the rules</text:p>
      <text:p text:style-name="Text_20_body"/>
      <text:p text:style-name="Text_20_body">Normal flow of events</text:p>
      <table:table table:name="Tabell1" table:style-name="Tabell1">
        <table:table-column table:style-name="Tabell1.A"/>
        <table:table-column table:style-name="Tabell1.B"/>
        <table:table-row>
          <table:table-cell table:style-name="Tabell1.A1" office:value-type="string">
            <text:p text:style-name="Table_20_Contents">Actor</text:p>
          </table:table-cell>
          <table:table-cell table:style-name="Tabell1.B1" office:value-type="string">
            <text:p text:style-name="Table_20_Contents">System</text:p>
          </table:table-cell>
        </table:table-row>
        <table:table-row>
          <table:table-cell table:style-name="Tabell1.A2" office:value-type="string">
            <text:p text:style-name="Table_20_Contents">The player clicks on the “Rules” button in the start-view or on the Menu Item “Rules”</text:p>
          </table:table-cell>
          <table:table-cell table:style-name="Tabell1.B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B2" office:value-type="string">
            <text:p text:style-name="Table_20_Contents">The Rules pop up on the screen, with a “Back” button (And a “Continue game” button if you are in the middle of a game).</text:p>
          </table:table-cell>
        </table:table-row>
        <table:table-row>
          <table:table-cell table:style-name="Tabell1.A2" office:value-type="string">
            <text:p text:style-name="Table_20_Contents">The player clicks <text:s/></text:p>
            <text:p text:style-name="Table_20_Contents">the “Back” button (or the “Continue game” button).</text:p>
          </table:table-cell>
          <table:table-cell table:style-name="Tabell1.B2" office:value-type="string">
            <text:p text:style-name="Table_20_Contents"/>
          </table:table-cell>
        </table:table-row>
        <table:table-row>
          <table:table-cell table:style-name="Tabell1.A2" office:value-type="string">
            <text:p text:style-name="Table_20_Contents"/>
          </table:table-cell>
          <table:table-cell table:style-name="Tabell1.B2" office:value-type="string">
            <text:p text:style-name="Table_20_Contents">The start-view is shown again (Or if the “Continue Game” button was clicked the player will be taken back to the game).</text:p>
          </table:table-cell>
        </table:table-row>
      </table:table>
      <text:p text:style-name="Text_20_body"/>
      <text:p text:style-name="Text_20_body"/>
      <text:p text:style-name="Text_20_body"/>
      <text:p text:style-name="Text_20_body">Alternate flow </text:p>
      <text:p text:style-name="Text_20_body"><text:s text:c="2"/>None</text:p>
      <text:p text:style-name="Text_20_body"/>
      <text:p text:style-name="Text_20_body">Exceptional flow </text:p>
      <text:p text:style-name="Text_20_body"><text:s text:c="5"/>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0-02-02T18:28:19</meta:creation-date>
    <dc:date>2012-05-22T16:51:52.70</dc:date>
    <dc:language>en-US</dc:language>
    <meta:editing-cycles>11</meta:editing-cycles>
    <meta:editing-duration>PT36M30S</meta:editing-duration>
    <dc:creator>Isabelle Frölich</dc:creator>
    <meta:document-statistic meta:table-count="1" meta:image-count="0" meta:object-count="0" meta:page-count="1" meta:paragraph-count="17" meta:word-count="120" meta:character-count="635"/>
    <meta:user-defined meta:name="Info 1"/>
    <meta:user-defined meta:name="Info 2"/>
    <meta:user-defined meta:name="Info 3"/>
    <meta:user-defined meta:name="Info 4"/>
  </office:meta>
</office:document-meta>
</file>